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6e6ff" draw:textarea-horizontal-align="justify" draw:textarea-vertical-align="top" draw:auto-grow-height="false" fo:min-height="12.459cm" fo:min-width="15.332cm"/>
    </style:style>
    <style:style style:name="gr2" style:family="graphic" style:parent-style-name="standard">
      <style:graphic-properties draw:fill-color="#e6e6ff" draw:textarea-horizontal-align="justify" draw:textarea-vertical-align="top" draw:auto-grow-height="false" fo:min-height="8.165cm" fo:min-width="15.246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3.697cm" fo:min-width="3.88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3.697cm" fo:min-width="5.65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3.697cm" fo:min-width="6.259cm"/>
    </style:style>
    <style:style style:name="gr7" style:family="graphic" style:parent-style-name="objectwithoutfill">
      <style:graphic-properties draw:marker-end="Line_20_Arrow" draw:marker-end-width="0.3cm" draw:fill="none" draw:textarea-vertical-align="middl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3.697cm" fo:min-width="6.266cm"/>
    </style:style>
    <style:style style:name="gr9" style:family="graphic" style:parent-style-name="objectwithoutfill">
      <style:graphic-properties draw:stroke="dash" draw:stroke-dash="Ultrafine_20_Dashed" draw:marker-end="Line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e6e6ff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832cm" svg:height="12.709cm" svg:x="3.816cm" svg:y="1.952cm">
          <text:p text:style-name="P1">Frontend Comput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15.746cm" svg:height="8.415cm" svg:x="3.859cm" svg:y="17.74cm">
          <text:p text:style-name="P1">Backend Comput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1" draw:id="id1" draw:layer="layout" svg:width="4.38cm" svg:height="3.947cm" svg:x="4.511cm" svg:y="4.642cm">
          <text:p text:style-name="P1">Apach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2" draw:id="id2" draw:layer="layout" svg:width="6.159cm" svg:height="3.947cm" svg:x="10.67cm" svg:y="4.629cm">
          <text:p text:style-name="P1">snapamanager.cgi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4" draw:layer="layout" draw:type="lines" svg:x1="8.891cm" svg:y1="6.616cm" svg:x2="10.67cm" svg:y2="6.603cm" draw:start-shape="id1" draw:start-glue-point="7" draw:end-shape="id2" draw:end-glue-point="5" svg:d="M8891 6616h502l775-13h502" svg:viewBox="0 0 1780 14">
          <text:p/>
        </draw:connector>
        <draw:custom-shape draw:style-name="gr6" draw:text-style-name="P3" xml:id="id3" draw:id="id3" draw:layer="layout" svg:width="6.759cm" svg:height="3.947cm" svg:x="4.735cm" svg:y="9.747cm">
          <text:p text:style-name="P1">snapcommunicato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4" draw:layer="layout" svg:x1="13.75cm" svg:y1="8.576cm" svg:x2="11.494cm" svg:y2="11.721cm" draw:start-shape="id2" draw:start-glue-point="6" draw:end-shape="id3" draw:end-glue-point="7" svg:d="M13750 8576v3145h-2256" svg:viewBox="0 0 2257 3146">
          <text:p/>
        </draw:connector>
        <draw:custom-shape draw:style-name="gr8" draw:text-style-name="P3" xml:id="id4" draw:id="id4" draw:layer="layout" svg:width="6.766cm" svg:height="3.947cm" svg:x="4.728cm" svg:y="19.81cm">
          <text:p text:style-name="P1">snapcommunicato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4" draw:layer="layout" svg:x1="8.115cm" svg:y1="13.694cm" svg:x2="8.111cm" svg:y2="19.81cm" draw:start-shape="id3" draw:start-glue-point="6" draw:end-shape="id4" draw:end-glue-point="4" svg:d="M8115 13694v3058h-4v3058" svg:viewBox="0 0 5 6117">
          <text:p/>
        </draw:connector>
        <draw:custom-shape draw:style-name="gr4" draw:text-style-name="P3" xml:id="id5" draw:id="id5" draw:layer="layout" svg:width="6.159cm" svg:height="3.947cm" svg:x="12.812cm" svg:y="19.811cm">
          <text:p text:style-name="P1">snapinstall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4" draw:layer="layout" svg:x1="11.494cm" svg:y1="21.784cm" svg:x2="12.812cm" svg:y2="21.785cm" draw:start-shape="id4" draw:start-glue-point="7" draw:end-shape="id5" draw:end-glue-point="5" svg:d="M11494 21784h659v1h659" svg:viewBox="0 0 1319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is Wilke</meta:initial-creator>
    <meta:creation-date>2016-05-26T12:29:28.131848261</meta:creation-date>
    <dc:date>2016-05-26T12:37:54.469208291</dc:date>
    <dc:creator>Alexis Wilke</dc:creator>
    <meta:editing-duration>PT8M27S</meta:editing-duration>
    <meta:editing-cycles>1</meta:editing-cycles>
    <meta:document-statistic meta:object-count="11"/>
    <meta:generator>LibreOffice/5.1.2.2$Linux_X86_64 LibreOffice_project/10m0$Build-2</meta:generator>
  </office:meta>
</office:document-meta>
</file>